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83mm"/>
    </style:style>
    <style:style style:name="co3" style:family="table-column">
      <style:table-column-properties fo:break-before="auto" style:column-width="50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0.07mm" svg:height="90.04mm" svg:x="275.02mm" svg:y="34mm">
            <draw:object draw:notify-on-update-of-ranges="Sheet1.A1:Sheet1.A1 Sheet1.A2:Sheet1.A10 Sheet1.B1:Sheet1.B1 Sheet1.B2:Sheet1.B10 Sheet1.C1:Sheet1.C1 Sheet1.C2:Sheet1.C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</text:p>
          </table:table-cell>
          <table:table-cell table:style-name="ce1" office:value-type="string" calcext:value-type="string">
            <text:p>Bubble sort</text:p>
          </table:table-cell>
          <table:table-cell table:style-name="ce1" office:value-type="string" calcext:value-type="string">
            <text:p>Selection sor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00000357627868652344" calcext:value-type="float">
            <text:p>3.58E-06</text:p>
          </table:table-cell>
          <table:table-cell table:style-name="ce1" office:value-type="float" office:value="0.00000309944152832031" calcext:value-type="float">
            <text:p>3.10E-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122785568237305" calcext:value-type="float">
            <text:p>0.000122785568237</text:p>
          </table:table-cell>
          <table:table-cell table:style-name="ce1" office:value-type="float" office:value="0.0000474452972412109" calcext:value-type="float">
            <text:p>4.74E-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906872749328613" calcext:value-type="float">
            <text:p>0.009068727493286</text:p>
          </table:table-cell>
          <table:table-cell office:value-type="float" office:value="0.00435495376586914" calcext:value-type="float">
            <text:p>0.00435495376586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01570296287537" calcext:value-type="float">
            <text:p>1.01570296287537</text:p>
          </table:table-cell>
          <table:table-cell office:value-type="float" office:value="0.458450555801392" calcext:value-type="float">
            <text:p>0.45845055580139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.02546620368958" calcext:value-type="float">
            <text:p>4.02546620368958</text:p>
          </table:table-cell>
          <table:table-cell office:value-type="float" office:value="1.65928053855896" calcext:value-type="float">
            <text:p>1.6592805385589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6.4508476257324" calcext:value-type="float">
            <text:p>16.4508476257324</text:p>
          </table:table-cell>
          <table:table-cell office:value-type="float" office:value="6.89521932601929" calcext:value-type="float">
            <text:p>6.8952193260192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5.765983581543" calcext:value-type="float">
            <text:p>35.765983581543</text:p>
          </table:table-cell>
          <table:table-cell office:value-type="float" office:value="14.9037940502167" calcext:value-type="float">
            <text:p>14.903794050216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63.58442735672" calcext:value-type="float">
            <text:p>63.58442735672</text:p>
          </table:table-cell>
          <table:table-cell office:value-type="float" office:value="26.566398859024" calcext:value-type="float">
            <text:p>26.56639885902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99.4747371673584" calcext:value-type="float">
            <text:p>99.4747371673584</text:p>
          </table:table-cell>
          <table:table-cell office:value-type="float" office:value="42.7415356636047" calcext:value-type="float">
            <text:p>42.74153566360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5:16:59.152854718</meta:creation-date>
    <dc:date>2019-08-22T15:44:34.796136578</dc:date>
    <meta:editing-duration>PT7M4S</meta:editing-duration>
    <meta:editing-cycles>1</meta:editing-cycles>
    <meta:document-statistic meta:table-count="1" meta:cell-count="30" meta:object-count="1"/>
    <meta:generator>LibreOffice/6.2.6.2$Linux_X86_64 LibreOffice_project/20$Build-2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line" chart:style-name="ch1">
        <chart:legend chart:legend-position="end" svg:x="12.547cm" svg:y="3.954cm" style:legend-expansion="high" chart:style-name="ch2"/>
        <chart:plot-area chart:style-name="ch3" table:cell-range-address="Sheet1.A1:Sheet1.C10" chart:data-source-has-labels="both" svg:x="1.331cm" svg:y="0.18cm" svg:width="10.896cm" svg:height="7.664cm">
          <chartooo:coordinate-region svg:x="3.064cm" svg:y="0.379cm" svg:width="8.698cm" svg:height="6.818cm"/>
          <chart:axis chart:dimension="x" chart:name="primary-x" chart:style-name="ch4" chartooo:axis-type="auto">
            <chartooo:date-scale/>
            <chart:title svg:x="6.629cm" svg:y="8.024cm" chart:style-name="ch5">
              <text:p>n</text:p>
            </chart:title>
            <chart:categories table:cell-range-address="Sheet1.A2:Sheet1.A10"/>
          </chart:axis>
          <chart:axis chart:dimension="y" chart:name="primary-y" chart:style-name="ch6">
            <chart:title svg:x="0.451cm" svg:y="4.374cm" chart:style-name="ch7">
              <text:p>time</text:p>
            </chart:title>
            <chart:grid chart:style-name="ch8" chart:class="major"/>
          </chart:axis>
          <chart:series chart:style-name="ch9" chart:values-cell-range-address="Sheet1.B2:Sheet1.B10" chart:label-cell-address="Sheet1.B1:Sheet1.B1" chart:class="chart:line">
            <chart:data-point chart:repeated="9"/>
          </chart:series>
          <chart:series chart:style-name="ch10" chart:values-cell-range-address="Sheet1.C2:Sheet1.C10" chart:label-cell-address="Sheet1.C1:Sheet1.C1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  <draw:g>
                  <svg:desc>Sheet1.B1:Sheet1.B1</svg:desc>
                </draw:g>
              </table:table-cell>
              <table:table-cell office:value-type="string">
                <text:p>Selection sor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A2:Sheet1.A10</svg:desc>
                </draw:g>
              </table:table-cell>
              <table:table-cell office:value-type="float" office:value="0.00000357627868652344">
                <text:p>0.00000357627868652344</text:p>
                <draw:g>
                  <svg:desc>Sheet1.B2:Sheet1.B10</svg:desc>
                </draw:g>
              </table:table-cell>
              <table:table-cell office:value-type="float" office:value="0.00000309944152832031">
                <text:p>0.00000309944152832031</text:p>
                <draw:g>
                  <svg:desc>Sheet1.C2:Sheet1.C10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122785568237305">
                <text:p>0.000122785568237305</text:p>
              </table:table-cell>
              <table:table-cell office:value-type="float" office:value="0.0000474452972412109">
                <text:p>0.000047445297241210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906872749328613">
                <text:p>0.00906872749328613</text:p>
              </table:table-cell>
              <table:table-cell office:value-type="float" office:value="0.00435495376586914">
                <text:p>0.0043549537658691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.01570296287537">
                <text:p>1.01570296287537</text:p>
              </table:table-cell>
              <table:table-cell office:value-type="float" office:value="0.458450555801392">
                <text:p>0.45845055580139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.02546620368958">
                <text:p>4.02546620368958</text:p>
              </table:table-cell>
              <table:table-cell office:value-type="float" office:value="1.65928053855896">
                <text:p>1.6592805385589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6.4508476257324">
                <text:p>16.4508476257324</text:p>
              </table:table-cell>
              <table:table-cell office:value-type="float" office:value="6.89521932601929">
                <text:p>6.89521932601929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5.765983581543">
                <text:p>35.765983581543</text:p>
              </table:table-cell>
              <table:table-cell office:value-type="float" office:value="14.9037940502167">
                <text:p>14.9037940502167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63.58442735672">
                <text:p>63.58442735672</text:p>
              </table:table-cell>
              <table:table-cell office:value-type="float" office:value="26.566398859024">
                <text:p>26.56639885902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99.4747371673584">
                <text:p>99.4747371673584</text:p>
              </table:table-cell>
              <table:table-cell office:value-type="float" office:value="42.7415356636047">
                <text:p>42.74153566360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